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ff0000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6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JECT OUTLINE </text:span></text:p>
      <text:p text:style-name="P2"/>
      <text:p text:style-name="P2"/>
      <text:p text:style-name="P3"><text:span text:style-name="T1">Title: </text:span></text:p>
      <text:p text:style-name="P3">ChIP-seq analysis of H3.3 turnover during mouse ESCs differentiation.</text:p>
      <text:p text:style-name="P4"/>
      <text:p text:style-name="P3"><text:span text:style-name="T1">Main point:</text:span></text:p>
      <text:p text:style-name="P3">Acquire an extensive background on current state-of-the-art computational tools and pipelines for the analysis and interpretation of ChIP-seq data. <text:s/>Also, be able to understand nucleosome dynamics based on ChIP-seq. We are going to reproduce time-ChIP analysis to assess histone H3.3 turnover genome-wide during differentiation of mouse ESCs to NSCs.</text:p>
      <text:p text:style-name="P3"/>
      <text:p text:style-name="P3"><text:span text:style-name="T1">Abstract:</text:span></text:p>
      <text:list xml:id="list628524948577697732" text:style-name="WWNum6">
        <text:list-item>
          <text:p text:style-name="P6">Background of nucleosome dynamics studies in cell development</text:p>
        </text:list-item>
        <text:list-item>
          <text:p text:style-name="P6">Our results</text:p>
        </text:list-item>
        <text:list-item>
          <text:p text:style-name="P6">The impact of our study and outlook</text:p>
        </text:list-item>
      </text:list>
      <text:p text:style-name="P3"/>
      <text:p text:style-name="P3"><text:span text:style-name="T1">Introduction:</text:span></text:p>
      <text:list xml:id="list6147226188686488979" text:style-name="WWNum5">
        <text:list-item>
          <text:p text:style-name="P7">ChIP-seq</text:p>
        </text:list-item>
        <text:list-item>
          <text:p text:style-name="P7">Time ChIP </text:p>
        </text:list-item>
        <text:list-item>
          <text:p text:style-name="P7">The 5 steps for ChIP-seq data analysis] (here or in methods?)</text:p>
        </text:list-item>
        <text:list-item>
          <text:p text:style-name="P7">Stem cell differentiation research background</text:p>
        </text:list-item>
        <text:list-item>
          <text:p text:style-name="P7">H3.3 and its regulation in nucleosome dynamics</text:p>
        </text:list-item>
      </text:list>
      <text:p text:style-name="P3"/>
      <text:p text:style-name="P3"><text:span text:style-name="T1">Materials and Methods:</text:span></text:p>
      <text:list xml:id="list2638959029059244928" text:style-name="WWNum2">
        <text:list-item>
          <text:p text:style-name="P8">Materials</text:p>
        </text:list-item>
      </text:list>
      <text:p text:style-name="P12">Chip-seq data from Kingston’s paper</text:p>
      <text:p text:style-name="P12">Time-chip data from Kingston’s paper</text:p>
      <text:list xml:id="list2533097288090251070" text:style-name="WWNum3">
        <text:list-item>
          <text:p text:style-name="P9"><text:soft-page-break/>Methods</text:p>
        </text:list-item>
      </text:list>
      <text:p text:style-name="P12">Chip-seq analysis (including mapping, peak-calling, visualization)</text:p>
      <text:p text:style-name="P12">LOLA enrichment analysis</text:p>
      <text:p text:style-name="P12">ChromHMM, chromatin state determination</text:p>
      <text:p text:style-name="P3"/>
      <text:p text:style-name="P3"><text:span text:style-name="T1">Results:</text:span></text:p>
      <text:list xml:id="list3625787896650235990" text:style-name="WWNum4">
        <text:list-item>
          <text:p text:style-name="P10">H3.3 turnover in different development stages based on time-chip</text:p>
        </text:list-item>
        <text:list-item>
          <text:p text:style-name="P10">H3.3 enrichment in different development</text:p>
        </text:list-item>
        <text:list-item>
          <text:p text:style-name="P10">Regulatory regions identified by time-chip</text:p>
        </text:list-item>
      </text:list>
      <text:p text:style-name="P3"/>
      <text:p text:style-name="P3"><text:span text:style-name="T1">Discussion and outlook:</text:span></text:p>
      <text:list xml:id="list7959072386088347415" text:style-name="WWNum1">
        <text:list-item>
          <text:p text:style-name="P11">Comparison between chip-seq, time-chip, and other technologies.</text:p>
        </text:list-item>
        <text:list-item>
          <text:p text:style-name="P11">The H3.3 regulatery mechanism in different regions</text:p>
        </text:list-item>
        <text:list-item>
          <text:p text:style-name="P11">The nucleosome dynamics in stem cell differentiation</text:p>
        </text:list-item>
        <text:list-item>
          <text:p text:style-name="P11">Follow up study</text:p>
        </text:list-item>
      </text:list>
      <text:p text:style-name="P3"/>
      <text:p text:style-name="P3"><text:span text:style-name="T1">References: </text:span></text:p>
      <text:p text:style-name="P1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202" meta:character-count="1379" meta:non-whitespace-character-count="1223"/>
    <meta:generator>LibreOfficeDev/5.1.0.3$Linux_X86_64 LibreOffice_project/</meta:generator>
  </office:meta>
</office:document-meta>
</file>